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99cm"/>
    </style:style>
    <style:style style:name="co3" style:family="table-column">
      <style:table-column-properties fo:break-before="auto" style:column-width="0.94cm"/>
    </style:style>
    <style:style style:name="co4" style:family="table-column">
      <style:table-column-properties fo:break-before="auto" style:column-width="1.0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6cm" svg:height="8.991cm" svg:x="44.997cm" svg:y="16.973cm">
            <draw:object draw:notify-on-update-of-ranges="Tabelle1.L34:Tabelle1.A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number-columns-repeated="34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B0 measurment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rtin Egli, 2023-03-25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Freq*CMP</text:p>
          </table:table-cell>
          <table:table-cell/>
          <table:table-cell office:value-type="string" calcext:value-type="string">
            <text:p>F_CPU</text:p>
          </table:table-cell>
          <table:table-cell table:number-columns-repeated="44"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255" calcext:value-type="float">
            <text:p>255</text:p>
          </table:table-cell>
          <table:table-cell table:formula="of:=[.B5]*[.A5]" office:value-type="float" office:value="1648830" calcext:value-type="float">
            <text:p>1648830</text:p>
          </table:table-cell>
          <table:table-cell table:formula="of:=[.C5]*2" office:value-type="float" office:value="3297660" calcext:value-type="float">
            <text:p>3297660</text:p>
          </table:table-cell>
          <table:table-cell table:formula="of:=[.D5]*6" office:value-type="float" office:value="19785960" calcext:value-type="float">
            <text:p>19785960</text:p>
          </table:table-cell>
          <table:table-cell table:number-columns-repeated="44"/>
        </table:table-row>
        <table:table-row table:style-name="ro1">
          <table:table-cell office:value-type="float" office:value="16427" calcext:value-type="float">
            <text:p>16427</text:p>
          </table:table-cell>
          <table:table-cell office:value-type="float" office:value="100" calcext:value-type="float">
            <text:p>100</text:p>
          </table:table-cell>
          <table:table-cell table:formula="of:=[.B6]*[.A6]" office:value-type="float" office:value="1642700" calcext:value-type="float">
            <text:p>1642700</text:p>
          </table:table-cell>
          <table:table-cell table:formula="of:=[.C6]*2" office:value-type="float" office:value="3285400" calcext:value-type="float">
            <text:p>3285400</text:p>
          </table:table-cell>
          <table:table-cell table:formula="of:=[.D6]*6" office:value-type="float" office:value="19712400" calcext:value-type="float">
            <text:p>19712400</text:p>
          </table:table-cell>
          <table:table-cell table:number-columns-repeated="44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000" calcext:value-type="float">
            <text:p>1000</text:p>
          </table:table-cell>
          <table:table-cell table:formula="of:=[.B7]*[.A7]" office:value-type="float" office:value="1657000" calcext:value-type="float">
            <text:p>1657000</text:p>
          </table:table-cell>
          <table:table-cell table:formula="of:=[.C7]*2" office:value-type="float" office:value="3314000" calcext:value-type="float">
            <text:p>3314000</text:p>
          </table:table-cell>
          <table:table-cell table:formula="of:=[.D7]*6" office:value-type="float" office:value="19884000" calcext:value-type="float">
            <text:p>19884000</text:p>
          </table:table-cell>
          <table:table-cell table:number-columns-repeated="44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office:value-type="float" office:value="53333" calcext:value-type="float">
            <text:p>53333</text:p>
          </table:table-cell>
          <table:table-cell office:value-type="float" office:value="10" calcext:value-type="float">
            <text:p>10</text:p>
          </table:table-cell>
          <table:table-cell table:formula="of:=[.B10]*[.A10]" office:value-type="float" office:value="533330" calcext:value-type="float">
            <text:p>533330</text:p>
          </table:table-cell>
          <table:table-cell table:number-columns-repeated="46"/>
        </table:table-row>
        <table:table-row table:style-name="ro1" table:number-rows-repeated="7">
          <table:table-cell table:number-columns-repeated="49"/>
        </table:table-row>
        <table:table-row table:style-name="ro1">
          <table:table-cell office:value-type="string" calcext:value-type="string">
            <text:p>F_CPU</text:p>
          </table:table-cell>
          <table:table-cell office:value-type="string" calcext:value-type="string">
            <text:p>CLK_PER</text:p>
          </table:table-cell>
          <table:table-cell office:value-type="string" calcext:value-type="string">
            <text:p>TB0_CLK</text:p>
          </table:table-cell>
          <table:table-cell office:value-type="string" calcext:value-type="string">
            <text:p>f_TB0</text:p>
          </table:table-cell>
          <table:table-cell office:value-type="string" calcext:value-type="string">
            <text:p>CCMP</text:p>
          </table:table-cell>
          <table:table-cell table:number-columns-repeated="44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19]/6" office:value-type="float" office:value="3333333.33333333" calcext:value-type="float">
            <text:p>3333333.33333333</text:p>
          </table:table-cell>
          <table:table-cell table:formula="of:=[.B19]" office:value-type="float" office:value="3333333.33333333" calcext:value-type="float">
            <text:p>3333333.33333333</text:p>
          </table:table-cell>
          <table:table-cell table:formula="of:=4096*2" office:value-type="float" office:value="8192" calcext:value-type="float">
            <text:p>8192</text:p>
          </table:table-cell>
          <table:table-cell table:formula="of:=[.C19]/[.D19]" office:value-type="float" office:value="406.901041666667" calcext:value-type="float">
            <text:p>406.901041666667</text:p>
          </table:table-cell>
          <table:table-cell table:number-columns-repeated="4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20]/6" office:value-type="float" office:value="2666666.66666667" calcext:value-type="float">
            <text:p>2666666.66666667</text:p>
          </table:table-cell>
          <table:table-cell table:formula="of:=[.B20]" office:value-type="float" office:value="2666666.66666667" calcext:value-type="float">
            <text:p>2666666.66666667</text:p>
          </table:table-cell>
          <table:table-cell table:formula="of:=4096*2" office:value-type="float" office:value="8192" calcext:value-type="float">
            <text:p>8192</text:p>
          </table:table-cell>
          <table:table-cell table:formula="of:=[.C20]/[.D20]" office:value-type="float" office:value="325.520833333333" calcext:value-type="float">
            <text:p>325.520833333333</text:p>
          </table:table-cell>
          <table:table-cell table:number-columns-repeated="44"/>
        </table:table-row>
        <table:table-row table:style-name="ro1">
          <table:table-cell table:number-columns-repeated="10"/>
          <table:table-cell office:value-type="string" calcext:value-type="string">
            <text:p>nb steps</text:p>
          </table:table-cell>
          <table:table-cell office:value-type="float" office:value="28" calcext:value-type="float">
            <text:p>28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formula="of:=[.L22]+1" office:value-type="float" office:value="2" calcext:value-type="float">
            <text:p>2</text:p>
          </table:table-cell>
          <table:table-cell table:formula="of:=[.M22]+1" office:value-type="float" office:value="3" calcext:value-type="float">
            <text:p>3</text:p>
          </table:table-cell>
          <table:table-cell table:formula="of:=[.N22]+1" office:value-type="float" office:value="4" calcext:value-type="float">
            <text:p>4</text:p>
          </table:table-cell>
          <table:table-cell table:formula="of:=[.O22]+1" office:value-type="float" office:value="5" calcext:value-type="float">
            <text:p>5</text:p>
          </table:table-cell>
          <table:table-cell table:formula="of:=[.P22]+1" office:value-type="float" office:value="6" calcext:value-type="float">
            <text:p>6</text:p>
          </table:table-cell>
          <table:table-cell table:formula="of:=[.Q22]+1" office:value-type="float" office:value="7" calcext:value-type="float">
            <text:p>7</text:p>
          </table:table-cell>
          <table:table-cell table:formula="of:=[.R22]+1" office:value-type="float" office:value="8" calcext:value-type="float">
            <text:p>8</text:p>
          </table:table-cell>
          <table:table-cell table:formula="of:=[.S22]+1" office:value-type="float" office:value="9" calcext:value-type="float">
            <text:p>9</text:p>
          </table:table-cell>
          <table:table-cell table:formula="of:=[.T22]+1" office:value-type="float" office:value="10" calcext:value-type="float">
            <text:p>10</text:p>
          </table:table-cell>
          <table:table-cell table:formula="of:=[.U22]+1" office:value-type="float" office:value="11" calcext:value-type="float">
            <text:p>11</text:p>
          </table:table-cell>
          <table:table-cell table:formula="of:=[.V22]+1" office:value-type="float" office:value="12" calcext:value-type="float">
            <text:p>12</text:p>
          </table:table-cell>
          <table:table-cell table:formula="of:=[.W22]+1" office:value-type="float" office:value="13" calcext:value-type="float">
            <text:p>13</text:p>
          </table:table-cell>
          <table:table-cell table:formula="of:=[.X22]+1" office:value-type="float" office:value="14" calcext:value-type="float">
            <text:p>14</text:p>
          </table:table-cell>
          <table:table-cell table:formula="of:=[.Y22]+1" office:value-type="float" office:value="15" calcext:value-type="float">
            <text:p>15</text:p>
          </table:table-cell>
          <table:table-cell table:formula="of:=[.Z22]+1" office:value-type="float" office:value="16" calcext:value-type="float">
            <text:p>16</text:p>
          </table:table-cell>
          <table:table-cell table:formula="of:=[.AA22]+1" office:value-type="float" office:value="17" calcext:value-type="float">
            <text:p>17</text:p>
          </table:table-cell>
          <table:table-cell table:formula="of:=[.AB22]+1" office:value-type="float" office:value="18" calcext:value-type="float">
            <text:p>18</text:p>
          </table:table-cell>
          <table:table-cell table:formula="of:=[.AC22]+1" office:value-type="float" office:value="19" calcext:value-type="float">
            <text:p>19</text:p>
          </table:table-cell>
          <table:table-cell table:formula="of:=[.AD22]+1" office:value-type="float" office:value="20" calcext:value-type="float">
            <text:p>20</text:p>
          </table:table-cell>
          <table:table-cell table:formula="of:=[.AE22]+1" office:value-type="float" office:value="21" calcext:value-type="float">
            <text:p>21</text:p>
          </table:table-cell>
          <table:table-cell table:formula="of:=[.AF22]+1" office:value-type="float" office:value="22" calcext:value-type="float">
            <text:p>22</text:p>
          </table:table-cell>
          <table:table-cell table:formula="of:=[.AG22]+1" office:value-type="float" office:value="23" calcext:value-type="float">
            <text:p>23</text:p>
          </table:table-cell>
          <table:table-cell table:formula="of:=[.AH22]+1" office:value-type="float" office:value="24" calcext:value-type="float">
            <text:p>24</text:p>
          </table:table-cell>
          <table:table-cell table:formula="of:=[.AI22]+1" office:value-type="float" office:value="25" calcext:value-type="float">
            <text:p>25</text:p>
          </table:table-cell>
          <table:table-cell table:formula="of:=[.AJ22]+1" office:value-type="float" office:value="26" calcext:value-type="float">
            <text:p>26</text:p>
          </table:table-cell>
          <table:table-cell table:formula="of:=[.AK22]+1" office:value-type="float" office:value="27" calcext:value-type="float">
            <text:p>27</text:p>
          </table:table-cell>
          <table:table-cell table:formula="of:=[.AL22]+1" office:value-type="float" office:value="28" calcext:value-type="float">
            <text:p>28</text:p>
          </table:table-cell>
          <table:table-cell table:formula="of:=[.AM22]+1" office:value-type="float" office:value="29" calcext:value-type="float">
            <text:p>29</text:p>
          </table:table-cell>
          <table:table-cell table:formula="of:=[.AN22]+1" office:value-type="float" office:value="30" calcext:value-type="float">
            <text:p>30</text:p>
          </table:table-cell>
          <table:table-cell table:formula="of:=[.AO22]+1" office:value-type="float" office:value="31" calcext:value-type="float">
            <text:p>31</text:p>
          </table:table-cell>
          <table:table-cell table:formula="of:=[.AP22]+1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formula="of:=0.03147/2" office:value-type="float" office:value="0.015735" calcext:value-type="float">
            <text:p>0.015735</text:p>
          </table:table-cell>
          <table:table-cell table:formula="of:=[.A23]/256" office:value-type="float" office:value="0.00006146484375" calcext:value-type="float">
            <text:p>6.146484375E-05</text:p>
          </table:table-cell>
          <table:table-cell table:formula="of:=1/[.B23]" office:value-type="float" office:value="16269.4629806165" calcext:value-type="float">
            <text:p>16269.4629806165</text:p>
          </table:table-cell>
          <table:table-cell table:number-columns-repeated="7"/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formula="of:=[.L23]+1" office:value-type="float" office:value="1" calcext:value-type="float">
            <text:p>1</text:p>
          </table:table-cell>
          <table:table-cell table:formula="of:=[.M23]+1" office:value-type="float" office:value="2" calcext:value-type="float">
            <text:p>2</text:p>
          </table:table-cell>
          <table:table-cell table:formula="of:=[.N23]+1" office:value-type="float" office:value="3" calcext:value-type="float">
            <text:p>3</text:p>
          </table:table-cell>
          <table:table-cell table:formula="of:=[.O23]+1" office:value-type="float" office:value="4" calcext:value-type="float">
            <text:p>4</text:p>
          </table:table-cell>
          <table:table-cell table:formula="of:=[.P23]+1" office:value-type="float" office:value="5" calcext:value-type="float">
            <text:p>5</text:p>
          </table:table-cell>
          <table:table-cell table:formula="of:=[.Q23]+1" office:value-type="float" office:value="6" calcext:value-type="float">
            <text:p>6</text:p>
          </table:table-cell>
          <table:table-cell table:formula="of:=[.R23]+1" office:value-type="float" office:value="7" calcext:value-type="float">
            <text:p>7</text:p>
          </table:table-cell>
          <table:table-cell table:formula="of:=[.S23]+1" office:value-type="float" office:value="8" calcext:value-type="float">
            <text:p>8</text:p>
          </table:table-cell>
          <table:table-cell table:formula="of:=[.T23]+1" office:value-type="float" office:value="9" calcext:value-type="float">
            <text:p>9</text:p>
          </table:table-cell>
          <table:table-cell table:formula="of:=[.U23]+1" office:value-type="float" office:value="10" calcext:value-type="float">
            <text:p>10</text:p>
          </table:table-cell>
          <table:table-cell table:formula="of:=[.V23]+1" office:value-type="float" office:value="11" calcext:value-type="float">
            <text:p>11</text:p>
          </table:table-cell>
          <table:table-cell table:formula="of:=[.W23]+1" office:value-type="float" office:value="12" calcext:value-type="float">
            <text:p>12</text:p>
          </table:table-cell>
          <table:table-cell table:formula="of:=[.X23]+1" office:value-type="float" office:value="13" calcext:value-type="float">
            <text:p>13</text:p>
          </table:table-cell>
          <table:table-cell table:formula="of:=[.Y23]+1" office:value-type="float" office:value="14" calcext:value-type="float">
            <text:p>14</text:p>
          </table:table-cell>
          <table:table-cell table:formula="of:=[.Z23]+1" office:value-type="float" office:value="15" calcext:value-type="float">
            <text:p>15</text:p>
          </table:table-cell>
          <table:table-cell table:formula="of:=[.AA23]+1" office:value-type="float" office:value="16" calcext:value-type="float">
            <text:p>16</text:p>
          </table:table-cell>
          <table:table-cell table:formula="of:=[.AB23]+1" office:value-type="float" office:value="17" calcext:value-type="float">
            <text:p>17</text:p>
          </table:table-cell>
          <table:table-cell table:formula="of:=[.AC23]+1" office:value-type="float" office:value="18" calcext:value-type="float">
            <text:p>18</text:p>
          </table:table-cell>
          <table:table-cell table:formula="of:=[.AD23]+1" office:value-type="float" office:value="19" calcext:value-type="float">
            <text:p>19</text:p>
          </table:table-cell>
          <table:table-cell table:formula="of:=[.AE23]+1" office:value-type="float" office:value="20" calcext:value-type="float">
            <text:p>20</text:p>
          </table:table-cell>
          <table:table-cell table:formula="of:=[.AF23]+1" office:value-type="float" office:value="21" calcext:value-type="float">
            <text:p>21</text:p>
          </table:table-cell>
          <table:table-cell table:formula="of:=[.AG23]+1" office:value-type="float" office:value="22" calcext:value-type="float">
            <text:p>22</text:p>
          </table:table-cell>
          <table:table-cell table:formula="of:=[.AH23]+1" office:value-type="float" office:value="23" calcext:value-type="float">
            <text:p>23</text:p>
          </table:table-cell>
          <table:table-cell table:formula="of:=[.AI23]+1" office:value-type="float" office:value="24" calcext:value-type="float">
            <text:p>24</text:p>
          </table:table-cell>
          <table:table-cell table:formula="of:=[.AJ23]+1" office:value-type="float" office:value="25" calcext:value-type="float">
            <text:p>25</text:p>
          </table:table-cell>
          <table:table-cell table:formula="of:=[.AK23]+1" office:value-type="float" office:value="26" calcext:value-type="float">
            <text:p>26</text:p>
          </table:table-cell>
          <table:table-cell table:formula="of:=[.AL23]+1" office:value-type="float" office:value="27" calcext:value-type="float">
            <text:p>27</text:p>
          </table:table-cell>
          <table:table-cell table:formula="of:=[.AM23]+1" office:value-type="float" office:value="28" calcext:value-type="float">
            <text:p>28</text:p>
          </table:table-cell>
          <table:table-cell table:formula="of:=[.AN23]+1" office:value-type="float" office:value="29" calcext:value-type="float">
            <text:p>29</text:p>
          </table:table-cell>
          <table:table-cell table:formula="of:=[.AO23]+1" office:value-type="float" office:value="30" calcext:value-type="float">
            <text:p>30</text:p>
          </table:table-cell>
          <table:table-cell table:formula="of:=[.AP23]+1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-1/2*PI()" office:value-type="float" office:value="-1.5707963267949" calcext:value-type="float">
            <text:p>-1.5707963267949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angle in rad</text:p>
          </table:table-cell>
          <table:table-cell table:formula="of:=(2*PI())/[.$L$21]*[.L23]+[.$L$24]" office:value-type="float" office:value="-1.5707963267949" calcext:value-type="float">
            <text:p>-1.5707963267949</text:p>
          </table:table-cell>
          <table:table-cell table:formula="of:=(2*PI())/[.$L$21]*[.M23]+[.$L$24]" office:value-type="float" office:value="-1.34639685153848" calcext:value-type="float">
            <text:p>-1.34639685153848</text:p>
          </table:table-cell>
          <table:table-cell table:formula="of:=(2*PI())/[.$L$21]*[.N23]+[.$L$24]" office:value-type="float" office:value="-1.12199737628207" calcext:value-type="float">
            <text:p>-1.12199737628207</text:p>
          </table:table-cell>
          <table:table-cell table:formula="of:=(2*PI())/[.$L$21]*[.O23]+[.$L$24]" office:value-type="float" office:value="-0.897597901025655" calcext:value-type="float">
            <text:p>-0.897597901025655</text:p>
          </table:table-cell>
          <table:table-cell table:formula="of:=(2*PI())/[.$L$21]*[.P23]+[.$L$24]" office:value-type="float" office:value="-0.673198425769241" calcext:value-type="float">
            <text:p>-0.673198425769241</text:p>
          </table:table-cell>
          <table:table-cell table:formula="of:=(2*PI())/[.$L$21]*[.Q23]+[.$L$24]" office:value-type="float" office:value="-0.448798950512828" calcext:value-type="float">
            <text:p>-0.448798950512828</text:p>
          </table:table-cell>
          <table:table-cell table:formula="of:=(2*PI())/[.$L$21]*[.R23]+[.$L$24]" office:value-type="float" office:value="-0.224399475256414" calcext:value-type="float">
            <text:p>-0.224399475256414</text:p>
          </table:table-cell>
          <table:table-cell table:formula="of:=(2*PI())/[.$L$21]*[.S23]+[.$L$24]" office:value-type="float" office:value="0" calcext:value-type="float">
            <text:p>0</text:p>
          </table:table-cell>
          <table:table-cell table:formula="of:=(2*PI())/[.$L$21]*[.T23]+[.$L$24]" office:value-type="float" office:value="0.224399475256414" calcext:value-type="float">
            <text:p>0.224399475256414</text:p>
          </table:table-cell>
          <table:table-cell table:formula="of:=(2*PI())/[.$L$21]*[.U23]+[.$L$24]" office:value-type="float" office:value="0.448798950512828" calcext:value-type="float">
            <text:p>0.448798950512828</text:p>
          </table:table-cell>
          <table:table-cell table:formula="of:=(2*PI())/[.$L$21]*[.V23]+[.$L$24]" office:value-type="float" office:value="0.673198425769241" calcext:value-type="float">
            <text:p>0.673198425769241</text:p>
          </table:table-cell>
          <table:table-cell table:formula="of:=(2*PI())/[.$L$21]*[.W23]+[.$L$24]" office:value-type="float" office:value="0.897597901025655" calcext:value-type="float">
            <text:p>0.897597901025655</text:p>
          </table:table-cell>
          <table:table-cell table:formula="of:=(2*PI())/[.$L$21]*[.X23]+[.$L$24]" office:value-type="float" office:value="1.12199737628207" calcext:value-type="float">
            <text:p>1.12199737628207</text:p>
          </table:table-cell>
          <table:table-cell table:formula="of:=(2*PI())/[.$L$21]*[.Y23]+[.$L$24]" office:value-type="float" office:value="1.34639685153848" calcext:value-type="float">
            <text:p>1.34639685153848</text:p>
          </table:table-cell>
          <table:table-cell table:formula="of:=(2*PI())/[.$L$21]*[.Z23]+[.$L$24]" office:value-type="float" office:value="1.5707963267949" calcext:value-type="float">
            <text:p>1.5707963267949</text:p>
          </table:table-cell>
          <table:table-cell table:formula="of:=(2*PI())/[.$L$21]*[.AA23]+[.$L$24]" office:value-type="float" office:value="1.79519580205131" calcext:value-type="float">
            <text:p>1.79519580205131</text:p>
          </table:table-cell>
          <table:table-cell table:formula="of:=(2*PI())/[.$L$21]*[.AB23]+[.$L$24]" office:value-type="float" office:value="2.01959527730772" calcext:value-type="float">
            <text:p>2.01959527730772</text:p>
          </table:table-cell>
          <table:table-cell table:formula="of:=(2*PI())/[.$L$21]*[.AC23]+[.$L$24]" office:value-type="float" office:value="2.24399475256414" calcext:value-type="float">
            <text:p>2.24399475256414</text:p>
          </table:table-cell>
          <table:table-cell table:formula="of:=(2*PI())/[.$L$21]*[.AD23]+[.$L$24]" office:value-type="float" office:value="2.46839422782055" calcext:value-type="float">
            <text:p>2.46839422782055</text:p>
          </table:table-cell>
          <table:table-cell table:formula="of:=(2*PI())/[.$L$21]*[.AE23]+[.$L$24]" office:value-type="float" office:value="2.69279370307697" calcext:value-type="float">
            <text:p>2.69279370307697</text:p>
          </table:table-cell>
          <table:table-cell table:formula="of:=(2*PI())/[.$L$21]*[.AF23]+[.$L$24]" office:value-type="float" office:value="2.91719317833338" calcext:value-type="float">
            <text:p>2.91719317833338</text:p>
          </table:table-cell>
          <table:table-cell table:formula="of:=(2*PI())/[.$L$21]*[.AG23]+[.$L$24]" office:value-type="float" office:value="3.14159265358979" calcext:value-type="float">
            <text:p>3.14159265358979</text:p>
          </table:table-cell>
          <table:table-cell table:formula="of:=(2*PI())/[.$L$21]*[.AH23]+[.$L$24]" office:value-type="float" office:value="3.36599212884621" calcext:value-type="float">
            <text:p>3.36599212884621</text:p>
          </table:table-cell>
          <table:table-cell table:formula="of:=(2*PI())/[.$L$21]*[.AI23]+[.$L$24]" office:value-type="float" office:value="3.59039160410262" calcext:value-type="float">
            <text:p>3.59039160410262</text:p>
          </table:table-cell>
          <table:table-cell table:formula="of:=(2*PI())/[.$L$21]*[.AJ23]+[.$L$24]" office:value-type="float" office:value="3.81479107935903" calcext:value-type="float">
            <text:p>3.81479107935903</text:p>
          </table:table-cell>
          <table:table-cell table:formula="of:=(2*PI())/[.$L$21]*[.AK23]+[.$L$24]" office:value-type="float" office:value="4.03919055461545" calcext:value-type="float">
            <text:p>4.03919055461545</text:p>
          </table:table-cell>
          <table:table-cell table:formula="of:=(2*PI())/[.$L$21]*[.AL23]+[.$L$24]" office:value-type="float" office:value="4.26359002987186" calcext:value-type="float">
            <text:p>4.26359002987186</text:p>
          </table:table-cell>
          <table:table-cell table:formula="of:=(2*PI())/[.$L$21]*[.AM23]+[.$L$24]" office:value-type="float" office:value="4.48798950512828" calcext:value-type="float">
            <text:p>4.48798950512828</text:p>
          </table:table-cell>
          <table:table-cell table:formula="of:=(2*PI())/[.$L$21]*[.AN23]+[.$L$24]" office:value-type="float" office:value="4.71238898038469" calcext:value-type="float">
            <text:p>4.71238898038469</text:p>
          </table:table-cell>
          <table:table-cell table:formula="of:=(2*PI())/[.$L$21]*[.AO23]+[.$L$24]" office:value-type="float" office:value="4.9367884556411" calcext:value-type="float">
            <text:p>4.9367884556411</text:p>
          </table:table-cell>
          <table:table-cell table:formula="of:=(2*PI())/[.$L$21]*[.AP23]+[.$L$24]" office:value-type="float" office:value="5.16118793089752" calcext:value-type="float">
            <text:p>5.16118793089752</text:p>
          </table:table-cell>
          <table:table-cell table:formula="of:=(2*PI())/[.$L$21]*[.AQ23]+[.$L$24]" office:value-type="float" office:value="5.38558740615393" calcext:value-type="float">
            <text:p>5.38558740615393</text:p>
          </table:table-cell>
          <table:table-cell table:number-columns-repeated="6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ampl</text:p>
          </table:table-cell>
          <table:table-cell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32K</text:p>
          </table:table-cell>
          <table:table-cell office:value-type="string" calcext:value-type="string">
            <text:p>RTC_CLK</text:p>
          </table:table-cell>
          <table:table-cell office:value-type="string" calcext:value-type="string">
            <text:p>tRTC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Periode</text:p>
          </table:table-cell>
          <table:table-cell table:number-columns-repeated="5"/>
          <table:table-cell office:value-type="string" calcext:value-type="string">
            <text:p>offset</text:p>
          </table:table-cell>
          <table:table-cell office:value-type="float" office:value="0.5" calcext:value-type="float">
            <text:p>0.5</text:p>
          </table:table-cell>
          <table:table-cell table:number-columns-repeated="37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[.A29]" office:value-type="float" office:value="32768" calcext:value-type="float">
            <text:p>32768</text:p>
          </table:table-cell>
          <table:table-cell table:formula="of:=1/[.B29]" office:value-type="float" office:value="0.000030517578125" calcext:value-type="float">
            <text:p>3.0517578125E-05</text:p>
          </table:table-cell>
          <table:table-cell office:value-type="float" office:value="65535" calcext:value-type="float">
            <text:p>65535</text:p>
          </table:table-cell>
          <table:table-cell table:formula="of:=[.D29]*[.C29]" office:value-type="float" office:value="1.99996948242188" calcext:value-type="float">
            <text:p>1.99996948242188</text:p>
          </table:table-cell>
          <table:table-cell table:number-columns-repeated="44"/>
        </table:table-row>
        <table:table-row table:style-name="ro1">
          <table:table-cell table:number-columns-repeated="10"/>
          <table:table-cell office:value-type="string" calcext:value-type="string">
            <text:p>sinus</text:p>
          </table:table-cell>
          <table:table-cell table:formula="of:=[.$L$27]*SIN([.L25])+[.$L$28]" office:value-type="float" office:value="0" calcext:value-type="float">
            <text:p>0</text:p>
          </table:table-cell>
          <table:table-cell table:formula="of:=[.$L$27]*SIN([.M25])+[.$L$28]" office:value-type="float" office:value="0.0125360439090882" calcext:value-type="float">
            <text:p>0.012536043909088</text:p>
          </table:table-cell>
          <table:table-cell table:formula="of:=[.$L$27]*SIN([.N25])+[.$L$28]" office:value-type="float" office:value="0.0495155660487904" calcext:value-type="float">
            <text:p>0.049515566048791</text:p>
          </table:table-cell>
          <table:table-cell table:formula="of:=[.$L$27]*SIN([.O25])+[.$L$28]" office:value-type="float" office:value="0.109084258765985" calcext:value-type="float">
            <text:p>0.109084258765985</text:p>
          </table:table-cell>
          <table:table-cell table:formula="of:=[.$L$27]*SIN([.P25])+[.$L$28]" office:value-type="float" office:value="0.188255099070633" calcext:value-type="float">
            <text:p>0.188255099070633</text:p>
          </table:table-cell>
          <table:table-cell table:formula="of:=[.$L$27]*SIN([.Q25])+[.$L$28]" office:value-type="float" office:value="0.283058130441221" calcext:value-type="float">
            <text:p>0.283058130441221</text:p>
          </table:table-cell>
          <table:table-cell table:formula="of:=[.$L$27]*SIN([.R25])+[.$L$28]" office:value-type="float" office:value="0.388739533021843" calcext:value-type="float">
            <text:p>0.388739533021843</text:p>
          </table:table-cell>
          <table:table-cell table:formula="of:=[.$L$27]*SIN([.S25])+[.$L$28]" office:value-type="float" office:value="0.5" calcext:value-type="float">
            <text:p>0.5</text:p>
          </table:table-cell>
          <table:table-cell table:formula="of:=[.$L$27]*SIN([.T25])+[.$L$28]" office:value-type="float" office:value="0.611260466978157" calcext:value-type="float">
            <text:p>0.611260466978157</text:p>
          </table:table-cell>
          <table:table-cell table:formula="of:=[.$L$27]*SIN([.U25])+[.$L$28]" office:value-type="float" office:value="0.716941869558779" calcext:value-type="float">
            <text:p>0.716941869558779</text:p>
          </table:table-cell>
          <table:table-cell table:formula="of:=[.$L$27]*SIN([.V25])+[.$L$28]" office:value-type="float" office:value="0.811744900929367" calcext:value-type="float">
            <text:p>0.811744900929367</text:p>
          </table:table-cell>
          <table:table-cell table:formula="of:=[.$L$27]*SIN([.W25])+[.$L$28]" office:value-type="float" office:value="0.890915741234015" calcext:value-type="float">
            <text:p>0.890915741234015</text:p>
          </table:table-cell>
          <table:table-cell table:formula="of:=[.$L$27]*SIN([.X25])+[.$L$28]" office:value-type="float" office:value="0.95048443395121" calcext:value-type="float">
            <text:p>0.95048443395121</text:p>
          </table:table-cell>
          <table:table-cell table:formula="of:=[.$L$27]*SIN([.Y25])+[.$L$28]" office:value-type="float" office:value="0.987463956090912" calcext:value-type="float">
            <text:p>0.987463956090912</text:p>
          </table:table-cell>
          <table:table-cell table:formula="of:=[.$L$27]*SIN([.Z25])+[.$L$28]" office:value-type="float" office:value="1" calcext:value-type="float">
            <text:p>1</text:p>
          </table:table-cell>
          <table:table-cell table:formula="of:=[.$L$27]*SIN([.AA25])+[.$L$28]" office:value-type="float" office:value="0.987463956090912" calcext:value-type="float">
            <text:p>0.987463956090912</text:p>
          </table:table-cell>
          <table:table-cell table:formula="of:=[.$L$27]*SIN([.AB25])+[.$L$28]" office:value-type="float" office:value="0.95048443395121" calcext:value-type="float">
            <text:p>0.95048443395121</text:p>
          </table:table-cell>
          <table:table-cell table:formula="of:=[.$L$27]*SIN([.AC25])+[.$L$28]" office:value-type="float" office:value="0.890915741234015" calcext:value-type="float">
            <text:p>0.890915741234015</text:p>
          </table:table-cell>
          <table:table-cell table:formula="of:=[.$L$27]*SIN([.AD25])+[.$L$28]" office:value-type="float" office:value="0.811744900929367" calcext:value-type="float">
            <text:p>0.811744900929367</text:p>
          </table:table-cell>
          <table:table-cell table:formula="of:=[.$L$27]*SIN([.AE25])+[.$L$28]" office:value-type="float" office:value="0.716941869558779" calcext:value-type="float">
            <text:p>0.716941869558779</text:p>
          </table:table-cell>
          <table:table-cell table:formula="of:=[.$L$27]*SIN([.AF25])+[.$L$28]" office:value-type="float" office:value="0.611260466978157" calcext:value-type="float">
            <text:p>0.611260466978157</text:p>
          </table:table-cell>
          <table:table-cell table:formula="of:=[.$L$27]*SIN([.AG25])+[.$L$28]" office:value-type="float" office:value="0.5" calcext:value-type="float">
            <text:p>0.5</text:p>
          </table:table-cell>
          <table:table-cell table:formula="of:=[.$L$27]*SIN([.AH25])+[.$L$28]" office:value-type="float" office:value="0.388739533021843" calcext:value-type="float">
            <text:p>0.388739533021843</text:p>
          </table:table-cell>
          <table:table-cell table:formula="of:=[.$L$27]*SIN([.AI25])+[.$L$28]" office:value-type="float" office:value="0.283058130441221" calcext:value-type="float">
            <text:p>0.283058130441221</text:p>
          </table:table-cell>
          <table:table-cell table:formula="of:=[.$L$27]*SIN([.AJ25])+[.$L$28]" office:value-type="float" office:value="0.188255099070633" calcext:value-type="float">
            <text:p>0.188255099070633</text:p>
          </table:table-cell>
          <table:table-cell table:formula="of:=[.$L$27]*SIN([.AK25])+[.$L$28]" office:value-type="float" office:value="0.109084258765985" calcext:value-type="float">
            <text:p>0.109084258765985</text:p>
          </table:table-cell>
          <table:table-cell table:formula="of:=[.$L$27]*SIN([.AL25])+[.$L$28]" office:value-type="float" office:value="0.0495155660487905" calcext:value-type="float">
            <text:p>0.049515566048791</text:p>
          </table:table-cell>
          <table:table-cell table:formula="of:=[.$L$27]*SIN([.AM25])+[.$L$28]" office:value-type="float" office:value="0.0125360439090882" calcext:value-type="float">
            <text:p>0.012536043909088</text:p>
          </table:table-cell>
          <table:table-cell table:formula="of:=[.$L$27]*SIN([.AN25])+[.$L$28]" office:value-type="float" office:value="0" calcext:value-type="float">
            <text:p>0</text:p>
          </table:table-cell>
          <table:table-cell table:formula="of:=[.$L$27]*SIN([.AO25])+[.$L$28]" office:value-type="float" office:value="0.0125360439090882" calcext:value-type="float">
            <text:p>0.012536043909088</text:p>
          </table:table-cell>
          <table:table-cell table:formula="of:=[.$L$27]*SIN([.AP25])+[.$L$28]" office:value-type="float" office:value="0.0495155660487904" calcext:value-type="float">
            <text:p>0.04951556604879</text:p>
          </table:table-cell>
          <table:table-cell table:formula="of:=[.$L$27]*SIN([.AQ25])+[.$L$28]" office:value-type="float" office:value="0.109084258765985" calcext:value-type="float">
            <text:p>0.109084258765985</text:p>
          </table:table-cell>
          <table:table-cell table:number-columns-repeated="6"/>
        </table:table-row>
        <table:table-row table:style-name="ro1">
          <table:table-cell table:number-columns-repeated="49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A32]/32" office:value-type="float" office:value="256" calcext:value-type="float">
            <text:p>256</text:p>
          </table:table-cell>
          <table:table-cell table:formula="of:=1/[.B32]" office:value-type="float" office:value="0.00390625" calcext:value-type="float">
            <text:p>0.00390625</text:p>
          </table:table-cell>
          <table:table-cell table:formula="of:=0.1/[.C32]" office:value-type="float" office:value="25.6" calcext:value-type="float">
            <text:p>25.6</text:p>
          </table:table-cell>
          <table:table-cell table:number-columns-repeated="6"/>
          <table:table-cell office:value-type="string" calcext:value-type="string">
            <text:p>Maximu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55*2/3</text:p>
          </table:table-cell>
          <table:table-cell table:number-columns-repeated="36"/>
        </table:table-row>
        <table:table-row table:style-name="ro1">
          <table:table-cell table:number-columns-repeated="3"/>
          <table:table-cell table:formula="of:=255-25-25-25" office:value-type="float" office:value="180" calcext:value-type="float">
            <text:p>180</text:p>
          </table:table-cell>
          <table:table-cell table:number-columns-repeated="6"/>
          <table:table-cell office:value-type="string" calcext:value-type="string">
            <text:p>sinus</text:p>
          </table:table-cell>
          <table:table-cell table:formula="of:=[.$L$32]*[.L30]" office:value-type="float" office:value="0" calcext:value-type="float">
            <text:p>0</text:p>
          </table:table-cell>
          <table:table-cell table:formula="of:=[.$L$32]*[.M30]" office:value-type="float" office:value="1.75504614727235" calcext:value-type="float">
            <text:p>1.75504614727235</text:p>
          </table:table-cell>
          <table:table-cell table:formula="of:=[.$L$32]*[.N30]" office:value-type="float" office:value="6.93217924683066" calcext:value-type="float">
            <text:p>6.93217924683066</text:p>
          </table:table-cell>
          <table:table-cell table:formula="of:=[.$L$32]*[.O30]" office:value-type="float" office:value="15.2717962272379" calcext:value-type="float">
            <text:p>15.2717962272379</text:p>
          </table:table-cell>
          <table:table-cell table:formula="of:=[.$L$32]*[.P30]" office:value-type="float" office:value="26.3557138698887" calcext:value-type="float">
            <text:p>26.3557138698887</text:p>
          </table:table-cell>
          <table:table-cell table:formula="of:=[.$L$32]*[.Q30]" office:value-type="float" office:value="39.6281382617709" calcext:value-type="float">
            <text:p>39.6281382617709</text:p>
          </table:table-cell>
          <table:table-cell table:formula="of:=[.$L$32]*[.R30]" office:value-type="float" office:value="54.423534623058" calcext:value-type="float">
            <text:p>54.423534623058</text:p>
          </table:table-cell>
          <table:table-cell table:formula="of:=[.$L$32]*[.S30]" office:value-type="float" office:value="70" calcext:value-type="float">
            <text:p>70</text:p>
          </table:table-cell>
          <table:table-cell table:formula="of:=[.$L$32]*[.T30]" office:value-type="float" office:value="85.576465376942" calcext:value-type="float">
            <text:p>85.576465376942</text:p>
          </table:table-cell>
          <table:table-cell table:formula="of:=[.$L$32]*[.U30]" office:value-type="float" office:value="100.371861738229" calcext:value-type="float">
            <text:p>100.371861738229</text:p>
          </table:table-cell>
          <table:table-cell table:formula="of:=[.$L$32]*[.V30]" office:value-type="float" office:value="113.644286130111" calcext:value-type="float">
            <text:p>113.644286130111</text:p>
          </table:table-cell>
          <table:table-cell table:formula="of:=[.$L$32]*[.W30]" office:value-type="float" office:value="124.728203772762" calcext:value-type="float">
            <text:p>124.728203772762</text:p>
          </table:table-cell>
          <table:table-cell table:formula="of:=[.$L$32]*[.X30]" office:value-type="float" office:value="133.067820753169" calcext:value-type="float">
            <text:p>133.067820753169</text:p>
          </table:table-cell>
          <table:table-cell table:formula="of:=[.$L$32]*[.Y30]" office:value-type="float" office:value="138.244953852728" calcext:value-type="float">
            <text:p>138.244953852728</text:p>
          </table:table-cell>
          <table:table-cell table:formula="of:=[.$L$32]*[.Z30]" office:value-type="float" office:value="140" calcext:value-type="float">
            <text:p>140</text:p>
          </table:table-cell>
          <table:table-cell table:formula="of:=[.$L$32]*[.AA30]" office:value-type="float" office:value="138.244953852728" calcext:value-type="float">
            <text:p>138.244953852728</text:p>
          </table:table-cell>
          <table:table-cell table:formula="of:=[.$L$32]*[.AB30]" office:value-type="float" office:value="133.067820753169" calcext:value-type="float">
            <text:p>133.067820753169</text:p>
          </table:table-cell>
          <table:table-cell table:formula="of:=[.$L$32]*[.AC30]" office:value-type="float" office:value="124.728203772762" calcext:value-type="float">
            <text:p>124.728203772762</text:p>
          </table:table-cell>
          <table:table-cell table:formula="of:=[.$L$32]*[.AD30]" office:value-type="float" office:value="113.644286130111" calcext:value-type="float">
            <text:p>113.644286130111</text:p>
          </table:table-cell>
          <table:table-cell table:formula="of:=[.$L$32]*[.AE30]" office:value-type="float" office:value="100.371861738229" calcext:value-type="float">
            <text:p>100.371861738229</text:p>
          </table:table-cell>
          <table:table-cell table:formula="of:=[.$L$32]*[.AF30]" office:value-type="float" office:value="85.576465376942" calcext:value-type="float">
            <text:p>85.576465376942</text:p>
          </table:table-cell>
          <table:table-cell table:formula="of:=[.$L$32]*[.AG30]" office:value-type="float" office:value="70" calcext:value-type="float">
            <text:p>70</text:p>
          </table:table-cell>
          <table:table-cell table:formula="of:=[.$L$32]*[.AH30]" office:value-type="float" office:value="54.423534623058" calcext:value-type="float">
            <text:p>54.423534623058</text:p>
          </table:table-cell>
          <table:table-cell table:formula="of:=[.$L$32]*[.AI30]" office:value-type="float" office:value="39.6281382617709" calcext:value-type="float">
            <text:p>39.6281382617709</text:p>
          </table:table-cell>
          <table:table-cell table:formula="of:=[.$L$32]*[.AJ30]" office:value-type="float" office:value="26.3557138698887" calcext:value-type="float">
            <text:p>26.3557138698887</text:p>
          </table:table-cell>
          <table:table-cell table:formula="of:=[.$L$32]*[.AK30]" office:value-type="float" office:value="15.2717962272379" calcext:value-type="float">
            <text:p>15.2717962272379</text:p>
          </table:table-cell>
          <table:table-cell table:formula="of:=[.$L$32]*[.AL30]" office:value-type="float" office:value="6.93217924683067" calcext:value-type="float">
            <text:p>6.93217924683067</text:p>
          </table:table-cell>
          <table:table-cell table:formula="of:=[.$L$32]*[.AM30]" office:value-type="float" office:value="1.75504614727235" calcext:value-type="float">
            <text:p>1.75504614727235</text:p>
          </table:table-cell>
          <table:table-cell table:formula="of:=[.$L$32]*[.AN30]" office:value-type="float" office:value="0" calcext:value-type="float">
            <text:p>0</text:p>
          </table:table-cell>
          <table:table-cell table:formula="of:=[.$L$32]*[.AO30]" office:value-type="float" office:value="1.75504614727235" calcext:value-type="float">
            <text:p>1.75504614727235</text:p>
          </table:table-cell>
          <table:table-cell table:formula="of:=[.$L$32]*[.AP30]" office:value-type="float" office:value="6.93217924683065" calcext:value-type="float">
            <text:p>6.93217924683065</text:p>
          </table:table-cell>
          <table:table-cell table:formula="of:=[.$L$32]*[.AQ30]" office:value-type="float" office:value="15.2717962272379" calcext:value-type="float">
            <text:p>15.2717962272379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lookuptable</text:p>
          </table:table-cell>
          <table:table-cell table:formula="of:=ROUNDDOWN([.L33])" office:value-type="float" office:value="0" calcext:value-type="float">
            <text:p>0</text:p>
          </table:table-cell>
          <table:table-cell table:formula="of:=ROUNDDOWN([.M33])" office:value-type="float" office:value="1" calcext:value-type="float">
            <text:p>1</text:p>
          </table:table-cell>
          <table:table-cell table:formula="of:=ROUNDDOWN([.N33])" office:value-type="float" office:value="6" calcext:value-type="float">
            <text:p>6</text:p>
          </table:table-cell>
          <table:table-cell table:formula="of:=ROUNDDOWN([.O33])" office:value-type="float" office:value="15" calcext:value-type="float">
            <text:p>15</text:p>
          </table:table-cell>
          <table:table-cell table:formula="of:=ROUNDDOWN([.P33])" office:value-type="float" office:value="26" calcext:value-type="float">
            <text:p>26</text:p>
          </table:table-cell>
          <table:table-cell table:formula="of:=ROUNDDOWN([.Q33])" office:value-type="float" office:value="39" calcext:value-type="float">
            <text:p>39</text:p>
          </table:table-cell>
          <table:table-cell table:formula="of:=ROUNDDOWN([.R33])" office:value-type="float" office:value="54" calcext:value-type="float">
            <text:p>54</text:p>
          </table:table-cell>
          <table:table-cell table:formula="of:=ROUNDDOWN([.S33])" office:value-type="float" office:value="70" calcext:value-type="float">
            <text:p>70</text:p>
          </table:table-cell>
          <table:table-cell table:formula="of:=ROUNDDOWN([.T33])" office:value-type="float" office:value="85" calcext:value-type="float">
            <text:p>85</text:p>
          </table:table-cell>
          <table:table-cell table:formula="of:=ROUNDDOWN([.U33])" office:value-type="float" office:value="100" calcext:value-type="float">
            <text:p>100</text:p>
          </table:table-cell>
          <table:table-cell table:formula="of:=ROUNDDOWN([.V33])" office:value-type="float" office:value="113" calcext:value-type="float">
            <text:p>113</text:p>
          </table:table-cell>
          <table:table-cell table:formula="of:=ROUNDDOWN([.W33])" office:value-type="float" office:value="124" calcext:value-type="float">
            <text:p>124</text:p>
          </table:table-cell>
          <table:table-cell table:formula="of:=ROUNDDOWN([.X33])" office:value-type="float" office:value="133" calcext:value-type="float">
            <text:p>133</text:p>
          </table:table-cell>
          <table:table-cell table:formula="of:=ROUNDDOWN([.Y33])" office:value-type="float" office:value="138" calcext:value-type="float">
            <text:p>138</text:p>
          </table:table-cell>
          <table:table-cell table:formula="of:=ROUNDDOWN([.Z33])" office:value-type="float" office:value="140" calcext:value-type="float">
            <text:p>140</text:p>
          </table:table-cell>
          <table:table-cell table:formula="of:=ROUNDDOWN([.AA33])" office:value-type="float" office:value="138" calcext:value-type="float">
            <text:p>138</text:p>
          </table:table-cell>
          <table:table-cell table:formula="of:=ROUNDDOWN([.AB33])" office:value-type="float" office:value="133" calcext:value-type="float">
            <text:p>133</text:p>
          </table:table-cell>
          <table:table-cell table:formula="of:=ROUNDDOWN([.AC33])" office:value-type="float" office:value="124" calcext:value-type="float">
            <text:p>124</text:p>
          </table:table-cell>
          <table:table-cell table:formula="of:=ROUNDDOWN([.AD33])" office:value-type="float" office:value="113" calcext:value-type="float">
            <text:p>113</text:p>
          </table:table-cell>
          <table:table-cell table:formula="of:=ROUNDDOWN([.AE33])" office:value-type="float" office:value="100" calcext:value-type="float">
            <text:p>100</text:p>
          </table:table-cell>
          <table:table-cell table:formula="of:=ROUNDDOWN([.AF33])" office:value-type="float" office:value="85" calcext:value-type="float">
            <text:p>85</text:p>
          </table:table-cell>
          <table:table-cell table:formula="of:=ROUNDDOWN([.AG33])" office:value-type="float" office:value="70" calcext:value-type="float">
            <text:p>70</text:p>
          </table:table-cell>
          <table:table-cell table:formula="of:=ROUNDDOWN([.AH33])" office:value-type="float" office:value="54" calcext:value-type="float">
            <text:p>54</text:p>
          </table:table-cell>
          <table:table-cell table:formula="of:=ROUNDDOWN([.AI33])" office:value-type="float" office:value="39" calcext:value-type="float">
            <text:p>39</text:p>
          </table:table-cell>
          <table:table-cell table:formula="of:=ROUNDDOWN([.AJ33])" office:value-type="float" office:value="26" calcext:value-type="float">
            <text:p>26</text:p>
          </table:table-cell>
          <table:table-cell table:formula="of:=ROUNDDOWN([.AK33])" office:value-type="float" office:value="15" calcext:value-type="float">
            <text:p>15</text:p>
          </table:table-cell>
          <table:table-cell table:formula="of:=ROUNDDOWN([.AL33])" office:value-type="float" office:value="6" calcext:value-type="float">
            <text:p>6</text:p>
          </table:table-cell>
          <table:table-cell table:formula="of:=ROUNDDOWN([.AM33])" office:value-type="float" office:value="1" calcext:value-type="float">
            <text:p>1</text:p>
          </table:table-cell>
          <table:table-cell table:formula="of:=ROUNDDOWN([.AN33])" office:value-type="float" office:value="0" calcext:value-type="float">
            <text:p>0</text:p>
          </table:table-cell>
          <table:table-cell table:formula="of:=ROUNDDOWN([.AO33])" office:value-type="float" office:value="1" calcext:value-type="float">
            <text:p>1</text:p>
          </table:table-cell>
          <table:table-cell table:formula="of:=ROUNDDOWN([.AP33])" office:value-type="float" office:value="6" calcext:value-type="float">
            <text:p>6</text:p>
          </table:table-cell>
          <table:table-cell table:formula="of:=ROUNDDOWN([.AQ33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With 0 at the end</text:p>
          </table:table-cell>
          <table:table-cell table:formula="of:=ROUNDDOWN([.L34])" office:value-type="float" office:value="0" calcext:value-type="float">
            <text:p>0</text:p>
          </table:table-cell>
          <table:table-cell table:formula="of:=ROUNDDOWN([.M34])" office:value-type="float" office:value="1" calcext:value-type="float">
            <text:p>1</text:p>
          </table:table-cell>
          <table:table-cell table:formula="of:=ROUNDDOWN([.N34])" office:value-type="float" office:value="6" calcext:value-type="float">
            <text:p>6</text:p>
          </table:table-cell>
          <table:table-cell table:formula="of:=ROUNDDOWN([.O34])" office:value-type="float" office:value="15" calcext:value-type="float">
            <text:p>15</text:p>
          </table:table-cell>
          <table:table-cell table:formula="of:=ROUNDDOWN([.P34])" office:value-type="float" office:value="26" calcext:value-type="float">
            <text:p>26</text:p>
          </table:table-cell>
          <table:table-cell table:formula="of:=ROUNDDOWN([.Q34])" office:value-type="float" office:value="39" calcext:value-type="float">
            <text:p>39</text:p>
          </table:table-cell>
          <table:table-cell table:formula="of:=ROUNDDOWN([.R34])" office:value-type="float" office:value="54" calcext:value-type="float">
            <text:p>54</text:p>
          </table:table-cell>
          <table:table-cell table:formula="of:=ROUNDDOWN([.S34])" office:value-type="float" office:value="70" calcext:value-type="float">
            <text:p>70</text:p>
          </table:table-cell>
          <table:table-cell table:formula="of:=ROUNDDOWN([.T34])" office:value-type="float" office:value="85" calcext:value-type="float">
            <text:p>85</text:p>
          </table:table-cell>
          <table:table-cell table:formula="of:=ROUNDDOWN([.U34])" office:value-type="float" office:value="100" calcext:value-type="float">
            <text:p>100</text:p>
          </table:table-cell>
          <table:table-cell table:formula="of:=ROUNDDOWN([.V34])" office:value-type="float" office:value="113" calcext:value-type="float">
            <text:p>113</text:p>
          </table:table-cell>
          <table:table-cell table:formula="of:=ROUNDDOWN([.W34])" office:value-type="float" office:value="124" calcext:value-type="float">
            <text:p>124</text:p>
          </table:table-cell>
          <table:table-cell table:formula="of:=ROUNDDOWN([.X34])" office:value-type="float" office:value="133" calcext:value-type="float">
            <text:p>133</text:p>
          </table:table-cell>
          <table:table-cell table:formula="of:=ROUNDDOWN([.Y34])" office:value-type="float" office:value="138" calcext:value-type="float">
            <text:p>138</text:p>
          </table:table-cell>
          <table:table-cell table:formula="of:=ROUNDDOWN([.Z34])" office:value-type="float" office:value="140" calcext:value-type="float">
            <text:p>140</text:p>
          </table:table-cell>
          <table:table-cell table:formula="of:=ROUNDDOWN([.AA34])" office:value-type="float" office:value="138" calcext:value-type="float">
            <text:p>138</text:p>
          </table:table-cell>
          <table:table-cell table:formula="of:=ROUNDDOWN([.AB34])" office:value-type="float" office:value="133" calcext:value-type="float">
            <text:p>133</text:p>
          </table:table-cell>
          <table:table-cell table:formula="of:=ROUNDDOWN([.AC34])" office:value-type="float" office:value="124" calcext:value-type="float">
            <text:p>124</text:p>
          </table:table-cell>
          <table:table-cell table:formula="of:=ROUNDDOWN([.AD34])" office:value-type="float" office:value="113" calcext:value-type="float">
            <text:p>113</text:p>
          </table:table-cell>
          <table:table-cell table:formula="of:=ROUNDDOWN([.AE34])" office:value-type="float" office:value="100" calcext:value-type="float">
            <text:p>100</text:p>
          </table:table-cell>
          <table:table-cell table:formula="of:=ROUNDDOWN([.AF34])" office:value-type="float" office:value="85" calcext:value-type="float">
            <text:p>85</text:p>
          </table:table-cell>
          <table:table-cell table:formula="of:=ROUNDDOWN([.AG34])" office:value-type="float" office:value="70" calcext:value-type="float">
            <text:p>70</text:p>
          </table:table-cell>
          <table:table-cell table:formula="of:=ROUNDDOWN([.AH34])" office:value-type="float" office:value="54" calcext:value-type="float">
            <text:p>54</text:p>
          </table:table-cell>
          <table:table-cell table:formula="of:=ROUNDDOWN([.AI34])" office:value-type="float" office:value="39" calcext:value-type="float">
            <text:p>39</text:p>
          </table:table-cell>
          <table:table-cell table:formula="of:=ROUNDDOWN([.AJ34])" office:value-type="float" office:value="26" calcext:value-type="float">
            <text:p>26</text:p>
          </table:table-cell>
          <table:table-cell table:formula="of:=ROUNDDOWN([.AK34])" office:value-type="float" office:value="15" calcext:value-type="float">
            <text:p>15</text:p>
          </table:table-cell>
          <table:table-cell table:formula="of:=ROUNDDOWN([.AL34])" office:value-type="float" office:value="6" calcext:value-type="float">
            <text:p>6</text:p>
          </table:table-cell>
          <table:table-cell table:formula="of:=ROUNDDOWN([.AM34])" office:value-type="float" office:value="1" calcext:value-type="float">
            <text:p>1</text:p>
          </table:table-cell>
          <table:table-cell table:formula="of:=ROUNDDOWN([.AN3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.00.0000</text:date>, <text:time style:data-style-name="N2" text:time-value="14:56:57.31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5T10:08:50.384000000</meta:creation-date>
    <dc:date>2023-04-01T15:28:31.249000000</dc:date>
    <meta:editing-duration>PT50M14S</meta:editing-duration>
    <meta:editing-cycles>6</meta:editing-cycles>
    <meta:generator>LibreOffice/7.0.3.1$Windows_X86_64 LibreOffice_project/d7547858d014d4cf69878db179d326fc3483e082</meta:generator>
    <meta:document-statistic meta:table-count="1" meta:cell-count="29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92cm" xlink:href=".." xlink:type="simple" chart:class="chart:bar" chart:style-name="ch1">
        <chart:legend chart:legend-position="end" svg:x="13.972cm" svg:y="4.197cm" style:legend-expansion="high" chart:style-name="ch2"/>
        <chart:plot-area chart:style-name="ch3" table:cell-range-address="Tabelle1.L34:Tabelle1.AQ34" svg:x="0.319cm" svg:y="0.179cm" svg:width="13.334cm" svg:height="8.634cm">
          <chart:coordinate-region svg:x="1.165cm" svg:y="0.378cm" svg:width="12.488cm" svg:height="7.6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L34:Tabelle1.AQ34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Zeile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1.L34:Tabelle1.AQ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13">
                <text:p>11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3">
                <text:p>133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